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976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Data</text:p>
          </table:table-cell>
          <table:table-cell office:value-type="string">
            <text:p>Descrizione delle attività</text:p>
          </table:table-cell>
          <table:table-cell table:number-columns-repeated="2"/>
        </table:table-row>
        <table:table-row table:style-name="ro2">
          <table:table-cell office:value-type="date" office:date-value="2025-01-13">
            <text:p>13/01/25</text:p>
          </table:table-cell>
          <table:table-cell office:value-type="string">
            <text:p><text:s/>Visualizzazione corso <text:a xlink:href="https://exprivia.udemy.com/course/quarkus-starting-with-quarkus/learn/lecture/25098412#overview">https://exprivia.udemy.com/course/quarkus-starting-with-quarkus/learn/lecture/25098412#overview</text:a> sezione 1 – 4</text:p>
          </table:table-cell>
          <table:table-cell table:number-columns-repeated="2"/>
        </table:table-row>
        <table:table-row table:style-name="ro3">
          <table:table-cell office:value-type="date" office:date-value="2025-01-14">
            <text:p>14/01/25</text:p>
          </table:table-cell>
          <table:table-cell office:value-type="string">
            <text:p>Scrittura API Quarkus <text:a xlink:href="https://github.com/lucazacheodev/Quarkus/tree/main/book-api">https://github.com/lucazacheodev/Quarkus/tree/main/book-api</text:a> </text:p>
          </table:table-cell>
          <table:table-cell table:number-columns-repeated="2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5">15/01/2025</text:date>, <text:time>09.47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Zacheo</meta:initial-creator>
    <meta:creation-date>2025-01-15T09:31:18.47</meta:creation-date>
    <dc:date>2025-01-15T09:47:47.15</dc:date>
    <dc:creator>Luca Zacheo</dc:creator>
    <meta:editing-duration>PT1M8S</meta:editing-duration>
    <meta:editing-cycles>1</meta:editing-cycles>
    <meta:document-statistic meta:table-count="3" meta:cell-count="6" meta:object-count="0"/>
    <meta:generator>OpenOffice/4.1.15$Win32 OpenOffice.org_project/4115m2$Build-9813</meta:generator>
  </office:meta>
</office:document-meta>
</file>